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in" fo:margin-right="0in" fo:line-height="150%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 style:list-style-name="L1" style:master-page-name="">
      <style:paragraph-properties fo:margin-left="0in" fo:margin-right="0in" fo:line-height="150%" fo:text-indent="0in" style:auto-text-indent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2385439536340147" text:style-name="L1">
        <text:list-item>
          <text:p text:style-name="P3">View Rules<text:line-break/><text:line-break/>Actors: Player<text:line-break/>Preconditions: Player is authorized</text:p>
          <text:p text:style-name="P1">Postconditions: -<text:line-break/>Success scenario:</text:p>
        </text:list-item>
      </text:list>
      <text:p text:style-name="P2"><text:span text:style-name="T1"><text:tab/>1) Player reads game rules;<text:line-break/> <text:tab/>2) Player looks through card decks.<text:line-break/>Alternative flow: -<text:line-break/><text:line-break/>2.<text:tab/>Pass Authorization<text:line-break/><text:line-break/>Actors: Player<text:line-break/>Preconditions: -<text:line-break/>Postconditions: Player is authorized<text:line-break/>Success scenario: <text:line-break/><text:tab/>Player inserts their data<text:line-break/>Alternative flow: -<text:line-break/><text:line-break/>3.<text:tab/>Play Game<text:line-break/><text:line-break/>Actors: Player<text:line-break/>Preconditions: Player is authorized<text:line-break/>Postconditions: -<text:line-break/>Success scenario:<text:line-break/><text:tab/>1) Player chooses deck;<text:line-break/><text:tab/>2) Player requests for opponent search;<text:line-break/><text:tab/>3) Player confirms he's ready;<text:line-break/>Alternative flow: -<text:line-break/><text:line-break/></text:span><text:soft-page-break/><text:span text:style-name="T1">4.<text:tab/>Manage Card<text:line-break/><text:line-break/>Actors: Player<text:line-break/>Preconditions: -<text:line-break/>Postconditions: -<text:line-break/>Success scenario:<text:line-break/><text:tab/>1) Player chooses a card;<text:line-break/><text:tab/>2) Player chooses action;<text:line-break/><text:tab/>3) Player chooses target;<text:line-break/>Alternative flow: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0S</meta:editing-duration>
    <meta:editing-cycles>3</meta:editing-cycles>
    <meta:generator>OpenOffice/4.0.0$Win32 OpenOffice.org_project/400m3$Build-9702</meta:generator>
    <dc:date>2013-11-17T20:19:52.21</dc:date>
    <meta:document-statistic meta:table-count="0" meta:image-count="0" meta:object-count="0" meta:page-count="2" meta:paragraph-count="3" meta:word-count="105" meta:character-count="750"/>
    <dc:creator>Pavlo Mezentsev</dc:creator>
    <meta:user-defined meta:name="Info 1"/>
    <meta:user-defined meta:name="Info 2"/>
    <meta:user-defined meta:name="Info 3"/>
    <meta:user-defined meta:name="Info 4"/>
  </office:meta>
</office:document-meta>
</file>